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ce style:name="Calibri" svg:font-family="Calibri" style:font-family-generic="swiss"/>
    <style:font-face style:name="Courier New" svg:font-family="'Courier New'" style:font-family-generic="modern" style:font-pitch="fixed"/>
    <style:font-face style:name="Lucida Console" svg:font-family="'Lucida Console'" style:font-family-generic="modern" style:font-pitch="fixed"/>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Standard">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 style:family="paragraph" style:parent-style-name="Standard">
      <style:paragraph-properties fo:margin-top="0in" fo:margin-bottom="0.139in" fo:line-height="115%"/>
    </style:style>
    <style:style style:name="P4" style:family="paragraph" style:parent-style-name="Standard">
      <style:paragraph-properties fo:margin-top="0in" fo:margin-bottom="0.139in" fo:line-height="50%" fo:text-align="center" style:justify-single-word="false"/>
      <style:text-properties fo:font-size="12pt" fo:language="en" fo:country="none" fo:font-weight="bold" style:font-size-asian="12pt" style:font-weight-asian="bold" style:font-size-complex="12pt" style:font-weight-complex="bold"/>
    </style:style>
    <style:style style:name="P5" style:family="paragraph" style:parent-style-name="Standard">
      <style:paragraph-properties fo:margin-top="0in" fo:margin-bottom="0.139in" fo:line-height="115%"/>
      <style:text-properties style:font-name="Courier New" fo:font-size="11pt" fo:language="en" fo:country="US" style:font-name-asian="Courier New" style:font-size-asian="11pt" style:language-asian="en" style:country-asian="US" style:font-name-complex="Courier New" style:font-size-complex="11pt" style:language-complex="en" style:country-complex="US"/>
    </style:style>
    <style:style style:name="P6" style:family="paragraph" style:parent-style-name="Standard">
      <style:paragraph-properties fo:margin-left="0.6252in" fo:margin-right="0in" fo:margin-top="0in" fo:margin-bottom="0.139in" fo:line-height="115%" fo:text-indent="-0.6252in" style:auto-text-indent="false">
        <style:tab-stops>
          <style:tab-stop style:position="0in"/>
        </style:tab-stops>
      </style:paragraph-properties>
      <style:text-properties fo:font-size="11pt" fo:language="en" fo:country="none" style:font-size-asian="11pt" style:font-size-complex="11pt"/>
    </style:style>
    <style:style style:name="P7" style:family="paragraph" style:parent-style-name="Standard">
      <style:paragraph-properties fo:margin-left="0.5in" fo:margin-right="0in" fo:line-height="100%" fo:text-indent="0in" style:auto-text-indent="false"/>
      <style:text-properties fo:font-size="11pt" fo:language="en" fo:country="none" style:font-size-asian="11pt" style:font-size-complex="11pt"/>
    </style:style>
    <style:style style:name="P8" style:family="paragraph" style:parent-style-name="Standard">
      <style:paragraph-properties fo:margin-left="0.5in" fo:margin-right="0in" fo:line-height="115%" fo:text-indent="0in" style:auto-text-indent="false"/>
      <style:text-properties fo:font-size="11pt" fo:language="en" fo:country="none" style:font-size-asian="11pt" style:font-size-complex="11pt"/>
    </style:style>
    <style:style style:name="P9" style:family="paragraph" style:parent-style-name="Standard">
      <style:paragraph-properties fo:margin-left="0.5in" fo:margin-right="0in" fo:line-height="115%" fo:text-indent="0in" style:auto-text-indent="false"/>
      <style:text-properties fo:font-size="11pt" style:font-size-asian="11pt" style:font-size-complex="11pt"/>
    </style:style>
    <style:style style:name="P10" style:family="paragraph" style:parent-style-name="Standard">
      <style:paragraph-properties fo:margin-left="0.5in" fo:margin-right="0in" fo:line-height="115%" fo:text-indent="0in" style:auto-text-indent="false"/>
    </style:style>
    <style:style style:name="P11" style:family="paragraph" style:parent-style-name="Standard">
      <style:paragraph-properties fo:margin-left="0.5in" fo:margin-right="0in" fo:margin-top="0in" fo:margin-bottom="0.139in" fo:line-height="115%" fo:text-indent="0in" style:auto-text-indent="false"/>
      <style:text-properties fo:font-size="11pt" fo:language="en" fo:country="none" style:font-size-asian="11pt" style:font-size-complex="11pt"/>
    </style:style>
    <style:style style:name="P12" style:family="paragraph" style:parent-style-name="Standard">
      <style:paragraph-properties fo:margin-top="0in" fo:margin-bottom="0in" fo:line-height="115%"/>
      <style:text-properties style:font-name="Courier New" fo:font-size="11pt" fo:language="en" fo:country="US" style:font-name-asian="Courier New" style:font-size-asian="11pt" style:language-asian="en" style:country-asian="US" style:font-name-complex="Courier New" style:font-size-complex="11pt" style:language-complex="en" style:country-complex="US"/>
    </style:style>
    <style:style style:name="P13" style:family="paragraph" style:parent-style-name="Standard" style:master-page-name="Standard">
      <style:paragraph-properties fo:margin-top="0in" fo:margin-bottom="0.139in" fo:line-height="115%" fo:text-align="center" style:justify-single-word="false" style:page-number="auto"/>
      <style:text-properties fo:font-size="14pt" fo:language="en" fo:country="none" fo:font-weight="bold" style:font-size-asian="14pt" style:font-weight-asian="bold" style:font-size-complex="14pt" style:font-weight-complex="bold"/>
    </style:style>
    <style:style style:name="P14" style:family="paragraph" style:parent-style-name="Standard">
      <style:paragraph-properties fo:margin-top="0in" fo:margin-bottom="0.139in" fo:line-height="115%"/>
      <style:text-properties fo:font-size="11pt" fo:language="en" fo:country="none" style:font-size-asian="11pt" style:font-size-complex="11pt"/>
    </style:style>
    <style:style style:name="P15" style:family="paragraph" style:parent-style-name="Standard">
      <style:paragraph-properties fo:margin-top="0in" fo:margin-bottom="0.139in" fo:line-height="115%"/>
      <style:text-properties fo:font-size="11pt" style:font-size-asian="11pt" style:font-size-complex="11pt"/>
    </style:style>
    <style:style style:name="P16" style:family="paragraph" style:parent-style-name="Standard" style:master-page-name="">
      <style:paragraph-properties fo:margin-left="0.5264in" fo:margin-right="0in" fo:margin-top="0in" fo:margin-bottom="0.139in" fo:line-height="115%" fo:text-indent="0in" style:auto-text-indent="false" style:page-number="auto"/>
      <style:text-properties fo:font-size="11pt" style:font-size-asian="11pt" style:font-size-complex="11pt"/>
    </style:style>
    <style:style style:name="P17" style:family="paragraph" style:parent-style-name="Standard" style:master-page-name="">
      <style:paragraph-properties fo:margin-left="0.4937in" fo:margin-right="0in" fo:margin-top="0in" fo:margin-bottom="0.139in" fo:line-height="115%" fo:text-indent="0in" style:auto-text-indent="false" style:page-number="auto"/>
      <style:text-properties fo:font-size="11pt" style:font-size-asian="11pt" style:font-size-complex="11pt"/>
    </style:style>
    <style:style style:name="P18" style:family="paragraph" style:parent-style-name="Standard" style:master-page-name="">
      <style:paragraph-properties fo:margin-left="0.5043in" fo:margin-right="0in" fo:margin-top="0in" fo:margin-bottom="0.139in" fo:line-height="115%" fo:text-indent="0in" style:auto-text-indent="false" style:page-number="auto"/>
      <style:text-properties fo:font-size="11pt" style:font-size-asian="11pt" style:font-size-complex="11pt"/>
    </style:style>
    <style:style style:name="P19" style:family="paragraph" style:parent-style-name="Standard" style:master-page-name="">
      <style:paragraph-properties fo:margin-left="0.5043in" fo:margin-right="0in" fo:margin-top="0in" fo:margin-bottom="0.139in" fo:line-height="115%" fo:text-indent="0in" style:auto-text-indent="false" style:page-number="auto"/>
      <style:text-properties fo:font-size="11pt" style:font-size-asian="11pt" style:font-size-complex="11pt"/>
    </style:style>
    <style:style style:name="P20" style:family="paragraph" style:parent-style-name="Standard" style:master-page-name="">
      <style:paragraph-properties fo:margin-left="0.5043in" fo:margin-right="0in" fo:margin-top="0in" fo:margin-bottom="0.139in" fo:line-height="115%" fo:text-indent="0in" style:auto-text-indent="false" style:page-number="auto"/>
      <style:text-properties fo:font-size="11pt" style:font-size-asian="11pt" style:font-size-complex="11pt"/>
    </style:style>
    <style:style style:name="P21" style:family="paragraph" style:parent-style-name="Standard" style:master-page-name="">
      <style:paragraph-properties fo:margin-left="0.5043in" fo:margin-right="0in" fo:margin-top="0in" fo:margin-bottom="0.139in" fo:line-height="115%" fo:text-indent="0in" style:auto-text-indent="false" style:page-number="auto"/>
      <style:text-properties fo:font-size="11pt" style:font-size-asian="11pt" style:font-size-complex="11pt"/>
    </style:style>
    <style:style style:name="P22" style:family="paragraph" style:parent-style-name="Standard" style:master-page-name="">
      <style:paragraph-properties fo:margin-left="0.5043in" fo:margin-right="0in" fo:margin-top="0in" fo:margin-bottom="0.139in" fo:line-height="115%" fo:text-indent="0in" style:auto-text-indent="false" style:page-number="auto"/>
      <style:text-properties fo:font-size="11pt" style:font-size-asian="11pt" style:font-size-complex="11pt"/>
    </style:style>
    <style:style style:name="T1" style:family="text">
      <style:text-properties fo:font-size="11pt" fo:language="en" fo:country="none" style:font-size-asian="11pt" style:font-size-complex="11pt"/>
    </style:style>
    <style:style style:name="T2" style:family="text">
      <style:text-properties fo:font-size="11pt" style:font-size-asian="11pt" style:font-size-complex="11pt"/>
    </style:style>
    <style:style style:name="T3" style:family="text">
      <style:text-properties style:use-window-font-color="true" style:font-name="Lucida Console" fo:font-size="9pt" style:font-name-asian="Lucida Console" style:font-size-asian="9pt" style:font-name-complex="Lucida Console" style:font-size-complex="9pt"/>
    </style:style>
    <style:style style:name="T4"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FControl User Manual (vers 3.64)</text:p>
      <text:p text:style-name="P4">Red Oak Canyon LLC</text:p>
      <text:p text:style-name="P4">terry@redoakcanyon.com</text:p>
      <text:p text:style-name="P2">Overview</text:p>
      <text:p text:style-name="P1">The RFControl Package contains two programs, RFControl.exe, an enhanced version of Synthmachine, and RFShell.exe, a command interface that issues commands to RFControl.exe.</text:p>
      <text:p text:style-name="P1">RFControl.exe receives external commands through a TCP/IP network connection when it is launched in "server mode". <text:s/>When RFControl is launched with no parameters, it displays the same GUI and behaves identically to SynthMachine.</text:p>
      <text:p text:style-name="P1">RFShell reads commands from a text file or from a command line, processes them, and sends them to RFControl. <text:s/>The shell provides loop control, delay, pause, and variable substitution prior to passing commands to RFControl. <text:s/>The "attach" command launches RFControl, while the "host" command connects to an exisitng instance of RFControl.</text:p>
      <text:p text:style-name="P1">RFShell can be replaced with your own application so the synthesizer can be controlled along with other components in your system.</text:p>
      <text:p text:style-name="P1">RFControl is opened in "server mode" by launching it with runtime parameters. <text:s/>The parameters include a key that corresponds to the serial number of an attached TPI RF Signal Generator board, an option to display or hide the GUI, and an optional network port number to use for communication. </text:p>
      <text:p text:style-name="P1">Installing RFControl and RFShell</text:p>
      <text:p text:style-name="P1">RFControl and RFShell are both installed into the /Program Files (x86)/SynthMachine folder (or on 32 bit machines, /Program Files/SynthMachine) by launching RFControl_Setup. <text:s text:c="2"/></text:p>
      <text:p text:style-name="P1">RFControl uses the same calibration file as SynthMachine. The calibration file is specific to the TPI RF board and is installed in /Program Files (x86)/SynthMachine when SynthMachine_Setup is run, so it is necessary to execute SynthMachine_Setup prior to running RFControl_setup.</text:p>
      <text:p text:style-name="P1">RFControl also uses the same defaults preferences file as SynthMachine, so any changes to the defaults preferences will be picked up by RFControl when it is launched.</text:p>
      <text:p text:style-name="P1">RFControl expects the calibration and defaults preferences files to be located in the same folder where the RFControl executable resides. <text:s/>RFShell expects RFControl to be located in the same folder as RFShell.</text:p>
      <text:p text:style-name="P1">As with SynthMachine, the FTDI drivers must also be installed, and the TPI RF board must be attached. </text:p>
      <text:p text:style-name="P1"><text:soft-page-break/>Note: <text:s/>In demo/test mode, it is not necessary to load the FTDI drivers or have a TPI RF Synthesizer board attached since the USB connection is disabled.</text:p>
      <text:p text:style-name="P1">RFControl Startup, Communication and Usage</text:p>
      <text:p text:style-name="P1">RFControl is launched in server mode by launching it with prameters. The TPI board to control is specified with a key that represents the board serial number. <text:s/>This key is used as a method software copy control. </text:p>
      <text:p text:style-name="P1">If RFControl was launched from a command window, launching it in command mode would look like this: </text:p>
      <text:p text:style-name="P1">Command&gt; RFcontrol HEXKEY -hide/-show portnumber logfile</text:p>
      <text:p text:style-name="P1">Where: <text:s text:c="3"/></text:p>
      <text:p text:style-name="P1">HEXKEY <text:s text:c="2"/>--- <text:s text:c="2"/>is the key corresponding to the TPI RF board serial number</text:p>
      <text:p text:style-name="P1">-hide or -show <text:s/>--- <text:s text:c="2"/>hides or shows the GUI in server mode</text:p>
      <text:p text:style-name="P6">portnumber <text:s/>--- <text:s text:c="2"/>is the TCP/IP port to use for communication. <text:s/>If portnumber is 0 or not supplied, a port number will be assigned by the system.</text:p>
      <text:p text:style-name="P6">logfile -- specifies the name of an optional log file where recevied commands can be logged. <text:s/></text:p>
      <text:p text:style-name="P1">RFControl decodes the HEXKEY and tries to open the TPI RF board with the corresponding serial number. <text:s/>If it is opened, then RFControl tries to open the board specific calibration file and defaults preferences file. <text:s/></text:p>
      <text:p text:style-name="P1">To use RFControl in test/demo mode use the hexkey d04017edd70894f7. In test mode, <text:s/>USB communication is disabled.</text:p>
      <text:p text:style-name="P3"><text:span text:style-name="T1">If a suitable calibration file is not found, a file menu window will open so the calibration file can be located, even if the –show option is not specified. To avoid this dialog, place the calibration file in the same folder as RFControl. <text:s/>If a defaults preferences file is not found in the folder containing RFControl, the internally programmed defaults will be used.</text:span><text:span text:style-name="T2"> <text:s/>The defaults file will be created in the folder containing RFControl when RFControl shuts down (usually /Program Files (x86)/SynthMachine).</text:span></text:p>
      <text:p text:style-name="P1">Once the TPI RF board is successfully opened, RFControl will reply with a message via STDOUT containing the TCP port number for command communications. <text:s text:c="2"/>For example:</text:p>
      <text:p text:style-name="P1">0.0.0.0 0.0.0.0 50192</text:p>
      <text:p text:style-name="P1">The first two fields correspond to the IP address and network name of “localhost” The third field is the TCP port number RFControl is listening to for further commands. <text:s/>If the port number was not specified at launch time, it will be dynamically assigned by Windows and could be different <text:soft-page-break/>for each instantiation of RFControl. <text:s/>If the port number was specified, that port number will be used if it is available.</text:p>
      <text:p text:style-name="P1">If the board cannot be opened, RFControl will respond with:</text:p>
      <text:p text:style-name="P1">Can’t attach using HEXKEY</text:p>
      <text:p text:style-name="P1">where HEXKEY is the value passed when the program was launched.</text:p>
      <text:p text:style-name="P2">Programming Examples: <text:s/>Launching RFControl</text:p>
      <text:p text:style-name="P1">The application should open RFControl with a pipe to STDOUT so it can capture the response. Note that these are code segments for demonstration of the main concept but don’t code for the possible exceptions and error returns.</text:p>
      <text:p text:style-name="P1">In TCL launching RF control and capturing the port number <text:s/>might look like:</text:p>
      <text:p text:style-name="P7">set appname “|RFControl HEXKEY” <text:s text:c="2"/># note the | to open the pipe</text:p>
      <text:p text:style-name="P7">set ahandle [open $appname]</text:p>
      <text:p text:style-name="P7">gets $ahandle buf</text:p>
      <text:p text:style-name="P7">lassign $buf ipname ipaddr portnum</text:p>
      <text:p text:style-name="P1"/>
      <text:p text:style-name="P1">In perl:</text:p>
      <text:p text:style-name="P8">$appname = “RF_Control.exe HEXKEY”</text:p>
      <text:p text:style-name="P8">open (AHANDLE, “&lt;$appname”); <text:s/># in perl, &lt; redirects STDOUT to us</text:p>
      <text:p text:style-name="P8">$buf = &lt;AHANDLE&gt;;</text:p>
      <text:p text:style-name="P8">($ipname, $ipaddr, $portnum) = split (“ “,$buf);</text:p>
      <text:p text:style-name="P8"/>
      <text:p text:style-name="P1">In c#:</text:p>
      <text:p text:style-name="P8">Process p = new Process();</text:p>
      <text:p text:style-name="P8">// Redirect STDOUT from RFControl to us</text:p>
      <text:p text:style-name="P8">p.StartInfo.UseShellExecute = false;</text:p>
      <text:p text:style-name="P8">p.StartInfo.RedirectStandardOutput = true;</text:p>
      <text:p text:style-name="P8">p.StartInfo.FileName = "C:/Program Files (x86)/SynthMachine/RFControl.exe";</text:p>
      <text:p text:style-name="P8">// Launch it with Hexkey it and get the first line of output from STDOUT</text:p>
      <text:p text:style-name="P8">p.StartInfo.Arguments = Hexkey;</text:p>
      <text:p text:style-name="P8">p.Start(); <text:s text:c="11"/></text:p>
      <text:p text:style-name="P8">string output = p.StandardOutput.ReadLine();</text:p>
      <text:p text:style-name="P8">// Output will have port number in third parameter or an error message.</text:p>
      <text:p text:style-name="P8">char[] delim = { ' ' };</text:p>
      <text:p text:style-name="P8">string[] fields = output.Split(delim);</text:p>
      <text:p text:style-name="P8">Int32 portnum = Convert.ToInt32(fields[2]);</text:p>
      <text:p text:style-name="P1"><text:s/></text:p>
      <text:p text:style-name="P1"><text:soft-page-break/>The application would then open the TCP port using the appropriate form of socket command. <text:s/>For example,</text:p>
      <text:p text:style-name="P1">In TCL this would be:</text:p>
      <text:p text:style-name="P8">set handle [socket “localhost” $portnum] </text:p>
      <text:p text:style-name="P8">gets $handle buf <text:s text:c="40"/># buf has RF control response</text:p>
      <text:p text:style-name="P1"/>
      <text:p text:style-name="P1">In perl this might be:</text:p>
      <text:p text:style-name="P8">use scrict;</text:p>
      <text:p text:style-name="P8">use IO::Socket;</text:p>
      <text:p text:style-name="P8">my $handle;</text:p>
      <text:p text:style-name="P8">$handle = IO::Socket::INET-&gt;new (Proto =&gt; “tcp”,</text:p>
      <text:p text:style-name="P8"><text:s text:c="4"/>PeerAddr = “localhost”,</text:p>
      <text:p text:style-name="P8"><text:s text:c="4"/>PeerPort = $portnum);</text:p>
      <text:p text:style-name="P8">$buf <text:s/>= &lt;$handle&gt;;</text:p>
      <text:p text:style-name="P1"/>
      <text:p text:style-name="P1">In c#:</text:p>
      <text:p text:style-name="P8"><text:s text:c="4"/>// the port must be opened, and a stream must also be allocated</text:p>
      <text:p text:style-name="P8"><text:s text:c="4"/>client = new TcpClient(“localhost”, port);</text:p>
      <text:p text:style-name="P8"><text:s text:c="11"/>stream = client.GetStream();</text:p>
      <text:p text:style-name="P8"><text:s text:c="11"/>buf = GetMessage();</text:p>
      <text:p text:style-name="P8"/>
      <text:p text:style-name="P1">When the connection is established, RFControl will respond via the TCP connection with:</text:p>
      <text:p text:style-name="P1">SynthMachine Ready\n</text:p>
      <text:p text:style-name="P1">A user has submitted a python class module that provices facilities to lauch RFControl, establish the connection, and send commands:</text:p>
      <text:p text:style-name="P1"/>
      <text:p text:style-name="P5">#!/usr/bin/env python</text:p>
      <text:p text:style-name="P5">################################################################################</text:p>
      <text:p text:style-name="P5">#</text:p>
      <text:p text:style-name="P5"># Module: <text:s text:c="2"/>synth.py</text:p>
      <text:p text:style-name="P5"># Location: C:\Python27\Lib\site-packages</text:p>
      <text:p text:style-name="P12"><text:soft-page-break/># Edited: <text:s text:c="2"/>D F</text:p>
      <text:p text:style-name="P12"># Date: <text:s text:c="4"/>8/21/2014</text:p>
      <text:p text:style-name="P12">#</text:p>
      <text:p text:style-name="P12"># Description:</text:p>
      <text:p text:style-name="P12"># <text:s/>Controls the TPI version 4 USB synthesizer</text:p>
      <text:p text:style-name="P12"># <text:s/>www.rf-tools4u.com</text:p>
      <text:p text:style-name="P12"># <text:s/>The unit is uses Analog Devices ADF4351 PLL synthesizer (frequency range is 35 to 4400 MHz with an RF output adjustable from -55 to +10 dBm. in 1 dB steps)</text:p>
      <text:p text:style-name="P12">#</text:p>
      <text:p text:style-name="P12"># Dependancies:</text:p>
      <text:p text:style-name="P12"># <text:s text:c="3"/>import subprocess</text:p>
      <text:p text:style-name="P12"># <text:s text:c="3"/>from subprocess import Popen, PIPE, STDOUT</text:p>
      <text:p text:style-name="P12"># <text:s text:c="3"/>import time</text:p>
      <text:p text:style-name="P12"># <text:s text:c="3"/>import telnetlib</text:p>
      <text:p text:style-name="P12"># <text:s text:c="3"/>import os</text:p>
      <text:p text:style-name="P12"># <text:s text:c="3"/>requires C:\Program Files (x86)\SynthMachine\RFControl.exe</text:p>
      <text:p text:style-name="P12"># <text:s text:c="3"/></text:p>
      <text:p text:style-name="P12"># Examples</text:p>
      <text:p text:style-name="P12">#</text:p>
      <text:p text:style-name="P12"># S1 is synthesizer one, <text:s/>S2 is synthesizer two</text:p>
      <text:p text:style-name="P12"># <text:s text:c="2"/>import synth</text:p>
      <text:p text:style-name="P12"># <text:s text:c="2"/>S1= synth("AH01SZBD")</text:p>
      <text:p text:style-name="P12"># <text:s text:c="2"/>S2= synth("AH01SZEN")</text:p>
      <text:p text:style-name="P12"># <text:s text:c="2"/>within idle S2= synth.synth("AH01SZEN")</text:p>
      <text:p text:style-name="P12"># <text:s text:c="2"/>S1.syn_cmd("clkint")</text:p>
      <text:p text:style-name="P12"># <text:s text:c="2"/>S2.syn_cmd("setfreq 2200")</text:p>
      <text:p text:style-name="P12"># <text:s text:c="2"/>S1.syn_cmd("setfreq 2100")</text:p>
      <text:p text:style-name="P12"># <text:s text:c="2"/>S2.syn_cmd("setpwr -10")</text:p>
      <text:p text:style-name="P12"># <text:s text:c="2"/>S1.syn_cmd("setpwr -10")</text:p>
      <text:p text:style-name="P12"># <text:s text:c="2"/>S1.syn_cmd("rfon")</text:p>
      <text:p text:style-name="P12"># <text:s text:c="2"/>S1.syn_cmd("rfoff")</text:p>
      <text:p text:style-name="P12"># <text:s text:c="2"/>S1.syn_cmd("shutdown")</text:p>
      <text:p text:style-name="P12"># <text:s text:c="2"/>syn_close(self)</text:p>
      <text:p text:style-name="P12"># <text:s text:c="3"/>SG1.syn_frq_pwr(frq[0],-10)</text:p>
      <text:p text:style-name="P12"># <text:s text:c="3"/>SG2.syn_frq_pwr(frq[2],-10)</text:p>
      <text:p text:style-name="P12"># <text:s text:c="3"/>SG3.syn_frq_pwr(frq[4],-10)</text:p>
      <text:p text:style-name="P12"># <text:s text:c="3"/>SG4.syn_frq_pwr(frq[6],-10)</text:p>
      <text:p text:style-name="P12"># <text:s text:c="3"/>SG1.rfon()</text:p>
      <text:p text:style-name="P12"># <text:s text:c="3"/>SG2.rfon()</text:p>
      <text:p text:style-name="P12"># <text:s text:c="3"/>SG3.rfon()</text:p>
      <text:p text:style-name="P12"># <text:s text:c="3"/>SG4.rfon()</text:p>
      <text:p text:style-name="P12"># <text:s/>note: Invoke this class with the serial number of the synthesizer you have connected (assuming the key is on the list below)</text:p>
      <text:p text:style-name="P12"><text:soft-page-break/># <text:s text:c="6"/>issue S1.syn_cmd("cmd") where cmd is any valid synthesizer command</text:p>
      <text:p text:style-name="P12">#</text:p>
      <text:p text:style-name="P12">import subprocess</text:p>
      <text:p text:style-name="P12">from subprocess import Popen, PIPE, STDOUT</text:p>
      <text:p text:style-name="P12">import time</text:p>
      <text:p text:style-name="P12">import telnetlib</text:p>
      <text:p text:style-name="P12">import os</text:p>
      <text:p text:style-name="P12">import pprint</text:p>
      <text:p text:style-name="P12"/>
      <text:p text:style-name="P12">class <text:s/>synth():</text:p>
      <text:p text:style-name="P12"><text:s text:c="4"/>def __init__( self, sn ):</text:p>
      <text:p text:style-name="P12"><text:s text:c="8"/>self.ctrl = self.start_syn(sn)</text:p>
      <text:p text:style-name="P12"/>
      <text:p text:style-name="P12"><text:s text:c="4"/>def start_syn(self, sn):</text:p>
      <text:p text:style-name="P12"><text:s text:c="8"/>key = self.key_list(sn)</text:p>
      <text:p text:style-name="P12"><text:s text:c="8"/>## command to run - RFControl and the key for the unit serial number from the list ##</text:p>
      <text:p text:style-name="P12"><text:s text:c="8"/>cmd = ["C:\\\\Program Files (x86)\\\\Synthmachine\\\\RFControl.exe", key]</text:p>
      <text:p text:style-name="P12"><text:s text:c="8"/>print key</text:p>
      <text:p text:style-name="P12"><text:s text:c="8"/>p = subprocess.Popen(cmd, shell = True, stdin=PIPE, stdout=PIPE, stderr=STDOUT)</text:p>
      <text:p text:style-name="P12"><text:s text:c="8"/>time.sleep(1)</text:p>
      <text:p text:style-name="P12"><text:s text:c="8"/>r= ''; <text:s text:c="2"/>out = ''</text:p>
      <text:p text:style-name="P12"><text:s text:c="8"/>while out &lt;&gt; '\r':</text:p>
      <text:p text:style-name="P12"><text:s text:c="12"/>out = p.stdout.read(1)</text:p>
      <text:p text:style-name="P12"><text:s text:c="12"/>if out == '' and p.poll() != None:</text:p>
      <text:p text:style-name="P12"><text:s text:c="16"/>#print out;</text:p>
      <text:p text:style-name="P12"><text:s text:c="16"/>break</text:p>
      <text:p text:style-name="P12"><text:s text:c="12"/>if out != '':</text:p>
      <text:p text:style-name="P12"><text:s text:c="16"/>r = r + out</text:p>
      <text:p text:style-name="P12"><text:s text:c="8"/>print r <text:s text:c="7"/></text:p>
      <text:p text:style-name="P12"><text:s text:c="8"/>port = r[16:-1]</text:p>
      <text:p text:style-name="P12"><text:s text:c="8"/>prt = port</text:p>
      <text:p text:style-name="P12"><text:s text:c="8"/>return port</text:p>
      <text:p text:style-name="P12"/>
      <text:p text:style-name="P12"><text:s text:c="4"/>def key_list(self,sn):</text:p>
      <text:p text:style-name="P12"><text:s text:c="4"/># <text:s/>change this list to include the sn and key for your board</text:p>
      <text:p text:style-name="P12"><text:s text:c="8"/>keys = {</text:p>
      <text:p text:style-name="P12"><text:s text:c="24"/></text:p>
      <text:p text:style-name="P12"><text:s text:c="24"/>"AH009M6C" : "d95611bea1a4f6fc", <text:s/># sn/key examples</text:p>
      <text:p text:style-name="P12"><text:s text:c="24"/>"AH01SZDR" : "3dbbce8f0a2a5b56" <text:s text:c="2"/># sn/key examples</text:p>
      <text:p text:style-name="P12"><text:soft-page-break/><text:s text:c="16"/>}</text:p>
      <text:p text:style-name="P12"><text:s text:c="8"/>key = <text:s/>keys.get(sn)</text:p>
      <text:p text:style-name="P12"><text:s text:c="8"/>if sn == 'show' : pprint.pprint(keys)</text:p>
      <text:p text:style-name="P12"><text:s text:c="8"/>return key</text:p>
      <text:p text:style-name="P12"/>
      <text:p text:style-name="P12"><text:s text:c="4"/>def read_prompt(self, port):</text:p>
      <text:p text:style-name="P12"><text:s text:c="8"/>global tn</text:p>
      <text:p text:style-name="P12"><text:s text:c="8"/>tn = telnetlib.Telnet('127.0.0.1',port)</text:p>
      <text:p text:style-name="P12"><text:s text:c="8"/>for p in xrange(1, 3, 1):</text:p>
      <text:p text:style-name="P12"><text:s text:c="12"/>line = <text:s/>tn.read_until("RFControl Ready",0.3)</text:p>
      <text:p text:style-name="P12"><text:s text:c="12"/>print line</text:p>
      <text:p text:style-name="P12"><text:s text:c="8"/>return line</text:p>
      <text:p text:style-name="P12"><text:s text:c="4"/></text:p>
      <text:p text:style-name="P12"><text:s text:c="4"/>def wrt_cmd(self, cmd):</text:p>
      <text:p text:style-name="P12"><text:s text:c="8"/>global tn</text:p>
      <text:p text:style-name="P12"><text:s text:c="8"/>tn.write(cmd + '\n')</text:p>
      <text:p text:style-name="P12"><text:s text:c="8"/>r = tn.read_until('\n',0.3)</text:p>
      <text:p text:style-name="P12"><text:s text:c="8"/>print r</text:p>
      <text:p text:style-name="P12"/>
      <text:p text:style-name="P12"><text:s text:c="4"/>def syn_cmd(self, cmd):</text:p>
      <text:p text:style-name="P12"><text:s text:c="9"/>self.read_prompt(self.ctrl)</text:p>
      <text:p text:style-name="P12"><text:s text:c="9"/>self.wrt_cmd(cmd)</text:p>
      <text:p text:style-name="P12"/>
      <text:p text:style-name="P12"><text:s text:c="4"/>def syn_close(self):</text:p>
      <text:p text:style-name="P12"><text:s text:c="8"/>os.system('taskkill /im ' + "RFControl.exe")</text:p>
      <text:p text:style-name="P12"><text:s text:c="8"/></text:p>
      <text:p text:style-name="P12"><text:s text:c="4"/>def freq(self, f):</text:p>
      <text:p text:style-name="P12"><text:s text:c="9"/>self.read_prompt(self.ctrl)</text:p>
      <text:p text:style-name="P12"><text:s text:c="9"/>self.wrt_cmd("setfreq " + str(f))</text:p>
      <text:p text:style-name="P12"><text:s text:c="9"/></text:p>
      <text:p text:style-name="P12"><text:s text:c="4"/>def dbm(self, dbm):</text:p>
      <text:p text:style-name="P12"><text:s text:c="9"/>self.read_prompt(self.ctrl)</text:p>
      <text:p text:style-name="P12"><text:s text:c="9"/>self.wrt_cmd("setpwr " + str(dbm))</text:p>
      <text:p text:style-name="P12"/>
      <text:p text:style-name="P12"><text:s text:c="4"/>def syn_frq_pwr(self, f, dbm):</text:p>
      <text:p text:style-name="P12"><text:s text:c="9"/>self.read_prompt(self.ctrl)</text:p>
      <text:p text:style-name="P12"><text:s text:c="9"/>self.wrt_cmd("setpwr " + str(dbm))</text:p>
      <text:p text:style-name="P12"><text:s text:c="9"/>self.wrt_cmd("setfreq " + str(f)) <text:s text:c="8"/></text:p>
      <text:p text:style-name="P12"/>
      <text:p text:style-name="P12"><text:s text:c="4"/>def set_output_off(self):</text:p>
      <text:p text:style-name="P12"><text:s text:c="9"/>self.read_prompt(self.ctrl)</text:p>
      <text:p text:style-name="P12"><text:s text:c="9"/>self.wrt_cmd("rfoff")</text:p>
      <text:p text:style-name="P12"><text:s text:c="9"/></text:p>
      <text:p text:style-name="P12"><text:s text:c="4"/>def set_output_on(self):</text:p>
      <text:p text:style-name="P12"><text:s text:c="9"/>self.read_prompt(self.ctrl)</text:p>
      <text:p text:style-name="P12"><text:soft-page-break/><text:s text:c="9"/>self.wrt_cmd("rfon")</text:p>
      <text:p text:style-name="P12"/>
      <text:p text:style-name="P12"><text:s text:c="4"/>def rfoff(self):</text:p>
      <text:p text:style-name="P12"><text:s text:c="9"/>self.read_prompt(self.ctrl)</text:p>
      <text:p text:style-name="P12"><text:s text:c="9"/>self.wrt_cmd("rfoff")</text:p>
      <text:p text:style-name="P12"/>
      <text:p text:style-name="P12"><text:s text:c="4"/>def rfon(self):</text:p>
      <text:p text:style-name="P12"><text:s text:c="9"/>self.read_prompt(self.ctrl)</text:p>
      <text:p text:style-name="P12"><text:s text:c="9"/>self.wrt_cmd("rfon")</text:p>
      <text:p text:style-name="P12"/>
      <text:p text:style-name="P12"><text:s text:c="4"/>def clkint(self):</text:p>
      <text:p text:style-name="P12"><text:s text:c="9"/>self.read_prompt(self.ctrl)</text:p>
      <text:p text:style-name="P12"><text:s text:c="9"/>self.wrt_cmd("clkint")</text:p>
      <text:p text:style-name="P12"/>
      <text:p text:style-name="P12"><text:s text:c="4"/>def pwr_swp(self, dbmin, dbmax, step, t):</text:p>
      <text:p text:style-name="P12"><text:s text:c="9"/>self.read_prompt(self.ctrl)</text:p>
      <text:p text:style-name="P12"><text:s text:c="9"/>self.wrt_cmd("stop scan")</text:p>
      <text:p text:style-name="P12"><text:s text:c="9"/>self.wrt_cmd("setpwrfrom " + str(dbmin))</text:p>
      <text:p text:style-name="P12"><text:s text:c="9"/>self.wrt_cmd("setpwrto " + str(dbmax))</text:p>
      <text:p text:style-name="P12"><text:s text:c="9"/>self.wrt_cmd("setpwrstep " + str(step))</text:p>
      <text:p text:style-name="P12"><text:s text:c="9"/>self.wrt_cmd("setpwrdelay " + str(t)) <text:s text:c="8"/></text:p>
      <text:p text:style-name="P12"><text:s text:c="9"/>self.wrt_cmd("pwrscan")</text:p>
      <text:p text:style-name="P12"/>
      <text:p text:style-name="P12"><text:s text:c="4"/>def pwr_swp_set(self, dbmin, dbmax, step, t):</text:p>
      <text:p text:style-name="P12"><text:s text:c="9"/>self.read_prompt(self.ctrl)</text:p>
      <text:p text:style-name="P12"><text:s text:c="9"/>self.wrt_cmd("stop scan")</text:p>
      <text:p text:style-name="P12"><text:s text:c="9"/>self.wrt_cmd("setpwrfrom " + str(dbmin))</text:p>
      <text:p text:style-name="P12"><text:s text:c="9"/>self.wrt_cmd("setpwrto " + str(dbmax))</text:p>
      <text:p text:style-name="P12"><text:s text:c="9"/>self.wrt_cmd("setpwrstep " + str(step))</text:p>
      <text:p text:style-name="P12"><text:s text:c="9"/>self.wrt_cmd("setpwrdelay " + str(t)) <text:s text:c="8"/></text:p>
      <text:p text:style-name="P12"/>
      <text:p text:style-name="P12"><text:s text:c="4"/>def stopscan(self):</text:p>
      <text:p text:style-name="P12"><text:s text:c="9"/>self.read_prompt(self.ctrl)</text:p>
      <text:p text:style-name="P12"><text:s text:c="9"/>self.wrt_cmd("stop scan")</text:p>
      <text:p text:style-name="P12"/>
      <text:p text:style-name="P12"><text:s text:c="4"/>def startscan(self):</text:p>
      <text:p text:style-name="P12"><text:s text:c="9"/>self.read_prompt(self.ctrl)</text:p>
      <text:p text:style-name="P12"><text:s text:c="9"/>self.wrt_cmd("pwrscan")</text:p>
      <text:p text:style-name="P12"/>
      <text:p text:style-name="P12"><text:s text:c="4"/>def init(self, f, dbm):</text:p>
      <text:p text:style-name="P12"><text:s text:c="8"/>self.read_prompt(self.ctrl)</text:p>
      <text:p text:style-name="P12"><text:s text:c="8"/>self.wrt_cmd("stop scan")</text:p>
      <text:p text:style-name="P12"><text:s text:c="8"/>self.wrt_cmd("clkint")</text:p>
      <text:p text:style-name="P12"><text:s text:c="8"/>self.syn_frq_pwr(f, dbm)</text:p>
      <text:p text:style-name="P12"><text:s text:c="8"/>self.pwr_swp_set(-9, -8, 1, 1)</text:p>
      <text:p text:style-name="P12"><text:soft-page-break/><text:s text:c="8"/>self.wrt_cmd("rfon")</text:p>
      <text:p text:style-name="P12"/>
      <text:p text:style-name="P12"><text:s text:c="4"/>def show_sn(self):</text:p>
      <text:p text:style-name="P12"><text:s text:c="8"/>r = <text:s/>self.key_list("show")</text:p>
      <text:p text:style-name="P12"/>
      <text:p text:style-name="P12">#S1= synth("AH01SZBD")</text:p>
      <text:p text:style-name="P12">#S1.show_sn()</text:p>
      <text:p text:style-name="P12"/>
      <text:p text:style-name="P2">RFControl Commands</text:p>
      <text:p text:style-name="P1">Commands are sent to RFControl using the handle (or object) for the open channel. <text:s/>Note that all commands must be terminated with a newline (\n).</text:p>
      <text:p text:style-name="P1">RFControl recognizes the following commands:</text:p>
      <text:p text:style-name="P1"><text:s text:c="4"/>constant mode:</text:p>
      <text:p text:style-name="P1"><text:s text:c="8"/>rfon <text:s text:c="3"/>- turn the RF on</text:p>
      <text:p text:style-name="P1"><text:s text:c="8"/>rfoff <text:s text:c="2"/>- turn the RF off</text:p>
      <text:p text:style-name="P1"><text:s text:c="4"/>frequency scan modes:</text:p>
      <text:p text:style-name="P1"><text:s text:c="8"/>freqscan - start frequency scan</text:p>
      <text:p text:style-name="P1"><text:s text:c="8"/>freqonce - start frequency once mode. <text:s/>Issue again to scan once "again"</text:p>
      <text:p text:style-name="P1"><text:s text:c="8"/>freqstep - start frequency step mode. <text:s/>Issue again to take next step</text:p>
      <text:p text:style-name="P1"><text:s text:c="4"/>power scan modes:</text:p>
      <text:p text:style-name="P1"><text:s text:c="8"/>pwrscan <text:s/>- start power scan</text:p>
      <text:p text:style-name="P1"><text:s text:c="8"/>pwronce <text:s/>- start power once mode. <text:s/>Issue again to scan once "again"</text:p>
      <text:p text:style-name="P1"><text:s text:c="8"/>pwrstep <text:s/>- start power step mode. <text:s/>Issue again to take next step</text:p>
      <text:p text:style-name="P1"><text:s text:c="4"/>stop scan frequency or scan power operations:</text:p>
      <text:p text:style-name="P1"><text:s text:c="8"/>stop <text:s text:c="4"/>- cancels the current scan mode and turns off the RF if it is on <text:s/></text:p>
      <text:p text:style-name="P1"><text:s text:c="4"/>set up frequency and power</text:p>
      <text:p text:style-name="P1"><text:s text:c="8"/>setfreq value - set the frequency to value</text:p>
      <text:p text:style-name="P1"><text:s text:c="8"/>setpwr <text:s/>value - set the power to value</text:p>
      <text:p text:style-name="P1"><text:s text:c="4"/>set up frequency scan modes</text:p>
      <text:p text:style-name="P1"><text:soft-page-break/><text:s text:c="8"/>setfreqfrom value - set the scan frequency "from" field to value</text:p>
      <text:p text:style-name="P1"><text:s text:c="8"/>setfreqto value <text:s text:c="2"/>- set the scan frequency "to" field to value</text:p>
      <text:p text:style-name="P1"><text:s text:c="8"/>setfreqstep value - set the scan frequency step size field to value</text:p>
      <text:p text:style-name="P1"><text:s text:c="8"/>setfreqdelay value- set the scan frequency delay field to value</text:p>
      <text:p text:style-name="P1"><text:s text:c="4"/>set up power scan modes</text:p>
      <text:p text:style-name="P1"><text:s text:c="8"/>setpwrfrom value <text:s/>- set the scan power "from" field to value</text:p>
      <text:p text:style-name="P1"><text:s text:c="8"/>setpwrto value <text:s text:c="3"/>- set the scan power "to" field to value</text:p>
      <text:p text:style-name="P1"><text:s text:c="8"/>setpwrstep value <text:s/>- set the scan power step size field to value</text:p>
      <text:p text:style-name="P1"><text:s text:c="8"/>setpwrdelay value - set the scan power delay field to value</text:p>
      <text:p text:style-name="P1"><text:s text:c="4"/>other:</text:p>
      <text:p text:style-name="P1"><text:s text:c="7"/>help <text:s/>- display commands. The returned string is a <text:s/>message that uses embeded “,,” as a new line separator. <text:s/>To properly <text:s/>display this string replace “,,” with “\n”. <text:s/>The length of this string may change in the future.</text:p>
      <text:p text:style-name="P1"><text:s text:c="7"/>getstatus - <text:s/>returns a the current internal status of RFControl in the following format:</text:p>
      <text:p text:style-name="P18"><text:span text:style-name="T3">getstatus:good - &lt;currentFrequency&gt; &lt;currentPower&gt; &lt;frequencyScanop&gt; &lt;powerScantop&gt; &lt;oncePausedFlag&gt;</text:span></text:p>
      <text:p text:style-name="P15"><text:span text:style-name="T3"><text:tab/>Notes:</text:span></text:p>
      <text:p text:style-name="P18"><text:span text:style-name="T3">&lt;currentFrequency&gt; - the instantaneous Frequency setting independent of the current rfon, rfoff, or scanning status.</text:span></text:p>
      <text:p text:style-name="P16"><text:span text:style-name="T3">&lt;currentPower&gt; - the instantaneous Power setting independent of the current rfon, rfoff, or scanning status.</text:span></text:p>
      <text:p text:style-name="P15"><text:span text:style-name="T3"><text:tab/>&lt;frequencyScanop&gt; - either off, const, scan, once_cont, or step. </text:span></text:p>
      <text:p text:style-name="P17"><text:span text:style-name="T3">If the frequency scan engine is off this field <text:s/>will be off. <text:s/>If an “rfon” instruction is active, then this field will be const. <text:s/>If the frequency scan engine is on then this field will be one of scan, once_cont, or step.</text:span></text:p>
      <text:p text:style-name="P18"><text:span text:style-name="T3">&lt;powerScanop&gt; - either off, constant, scan_continue, once_continue, or step. <text:s/></text:span></text:p>
      <text:p text:style-name="P18"><text:span text:style-name="T3">If the power scan engine is off, this field may be either off or constant. <text:s/>If the power scan engine is on this field will be one of scan_continue, once_continue, or step. </text:span></text:p>
      <text:p text:style-name="P18"><text:span text:style-name="T3">&lt;oncePausedFlag&gt; - 0 if currently scanning in once or mode, 1 if paused in once mode or in step mode and it is valid to issue another freqstep, pwrstep, freqonce, or pwronce command. Only valid if one of the Scanop's is once_cont, once_continue, or step. <text:s/></text:span></text:p>
      <text:p text:style-name="P15"><text:soft-page-break/><text:span text:style-name="T3"/></text:p>
      <text:p text:style-name="P15"><text:span text:style-name="T3">As these are internal state variables they are only significant in certain conditions.</text:span></text:p>
      <text:p text:style-name="P15"><text:span text:style-name="T3"><text:tab/></text:span></text:p>
      <text:p text:style-name="P1"><text:s text:c="7"/>shutdown - terminates RFControl</text:p>
      <text:p text:style-name="P1">For each command sent to RFControl, the server responds with a string containing a status, an error, or the help message as below:</text:p>
      <text:p text:style-name="P1">The possible responses:</text:p>
      <text:p text:style-name="P9">rfon @ {frequency} MHz and power {power}</text:p>
      <text:p text:style-name="P9">good - freqscan from {f1} to {f2} by {step} every {delay}</text:p>
      <text:p text:style-name="P9">good - freqonce from {f1} to {f2} by {step} every {delay}</text:p>
      <text:p text:style-name="P9">good - freqstep from {f1} to {f2} by {step}</text:p>
      <text:p text:style-name="P9">good - pwrscan from {p1} to {p2} by {step} every {delay}</text:p>
      <text:p text:style-name="P9">good - pwrstep from {p1} to {p2} by {step}</text:p>
      <text:p text:style-name="P10"><text:span text:style-name="T2">good - </text:span><text:span text:style-name="T1">stopped scan</text:span></text:p>
      <text:p text:style-name="P10"><text:span text:style-name="T2">good - </text:span><text:span text:style-name="T1">stopped once/step</text:span></text:p>
      <text:p text:style-name="P10"><text:span text:style-name="T2">error - </text:span><text:span text:style-name="T1">already scanning – stop first: <text:s/>issued if a scan operation is already in progress</text:span></text:p>
      <text:p text:style-name="P8">nothing scanning - if <text:s/>a stop is issued when scanning is not active</text:p>
      <text:p text:style-name="P8">value* is not a valid frequency</text:p>
      <text:p text:style-name="P8">value* is not a valid power setting</text:p>
      <text:p text:style-name="P8">power step must be non-zero integer</text:p>
      <text:p text:style-name="P8">abs (frequency step) must be &gt; .001</text:p>
      <text:p text:style-name="P8">delay must be &gt;= .01 seconds</text:p>
      <text:p text:style-name="P8">unknown command – send help</text:p>
      <text:p text:style-name="P8">a <text:s/>“help string” that contains the valid RFControl commands. <text:s/></text:p>
      <text:p text:style-name="P11">* value is the value parameter that was passed to RFControl with the command.</text:p>
      <text:p text:style-name="P1"/>
      <text:p text:style-name="P2">Programming Examples: <text:s/>Command processin</text:p>
      <text:p text:style-name="P1">In TCL, the interaction between the application and RFControl may look like this, assuming the socket had been opened as above:</text:p>
      <text:p text:style-name="P1">puts $handle “rfon” <text:s text:c="2"/># send the command</text:p>
      <text:p text:style-name="P8">flush $handle</text:p>
      <text:p text:style-name="P8">gets $handle buf <text:s text:c="3"/># get the response</text:p>
      <text:p text:style-name="P1">In perl it may look like this:</text:p>
      <text:p text:style-name="P8">print $handle “rfon”; #send the command</text:p>
      <text:p text:style-name="P8"><text:soft-page-break/>$buf = &lt;$handle&gt;; <text:s/># get the response</text:p>
      <text:p text:style-name="P1">In c#:</text:p>
      <text:p text:style-name="P10"><text:span text:style-name="T1">// allocate no less than the longest reply message expected from RFControl (364 bytes) or multiple reads</text:span><text:span text:style-name="T2"> </text:span><text:span text:style-name="T1"><text:s/>will have to be performed to read the full help reply.</text:span></text:p>
      <text:p text:style-name="P8"><text:s text:c="12"/>Byte[] data = new Byte[364]</text:p>
      <text:p text:style-name="P8">// append the newline to the command</text:p>
      <text:p text:style-name="P8"><text:s text:c="12"/>data = System.Text.Encoding.ASCII.GetBytes(message + "\n"); <text:s/></text:p>
      <text:p text:style-name="P8"><text:s/>// Send the message to the connected TcpServer via the stream</text:p>
      <text:p text:style-name="P8"><text:s text:c="11"/>stream.Write(data, 0, data.Length);</text:p>
      <text:p text:style-name="P8">// Read full response from stream</text:p>
      <text:p text:style-name="P8"><text:s text:c="11"/>Int32 bytes = stream.Read(data, 0, data.Length);</text:p>
      <text:p text:style-name="P8"><text:s text:c="11"/>string buf = System.Text.Encoding.ASCII.GetString(data, 0, bytes);</text:p>
      <text:p text:style-name="P2">RFShell Usage</text:p>
      <text:p text:style-name="P1">RFShell is the scripting front end to RFControl. <text:s/></text:p>
      <text:p text:style-name="P1">RFShell can be started from a command window or from another application. <text:s/>If a file is specified, commands will be read from the file, otherwise, commands will be read interactively.</text:p>
      <text:p text:style-name="P3"><text:span text:style-name="T1">RFShell provides commands to</text:span><text:span text:style-name="T2">:</text:span></text:p>
      <text:p text:style-name="P1"><text:s text:c="4"/>Launch RFControl and attach to a TPI RF Synthesizer board conected to a USB port</text:p>
      <text:p text:style-name="P3"><text:span text:style-name="T1"><text:s text:c="4"/>Connect to an existing instance of RFContro</text:span><text:span text:style-name="T2">l</text:span></text:p>
      <text:p text:style-name="P1"><text:s text:c="4"/>Define variables and reference them in subsequent RFControl and Script commands</text:p>
      <text:p text:style-name="P1"><text:s text:c="4"/>Increment variables by an arbitrary positive or negative number</text:p>
      <text:p text:style-name="P1"><text:s text:c="4"/>Define loops that iterate for a specified number of times</text:p>
      <text:p text:style-name="P1"><text:s text:c="4"/>Delay for a specified number of milliseconds</text:p>
      <text:p text:style-name="P1"><text:s text:c="4"/>Pause a script running from a file until the user presses the &lt;return&gt; key</text:p>
      <text:p text:style-name="P1"><text:s text:c="4"/>Returns status about the server</text:p>
      <text:p text:style-name="P1">Commands for Launching /or or connecting to RFControl</text:p>
      <text:p text:style-name="P1">The attach command launches RFControl opens the communication channel between RFControl and RFShell, and attempts to attach to the TPI RF board that corresponds to the provided key. <text:s/>Note that the attach command cannot launch RFControl on a remote host.</text:p>
      <text:p text:style-name="P1">attach HEXKEY -hide/-show portnumber</text:p>
      <text:p text:style-name="P1">where:</text:p>
      <text:p text:style-name="P11"><text:soft-page-break/>HEXKEY is the encrypted form of the TPI board serial number</text:p>
      <text:p text:style-name="P11">hide/-show will hide/display the synthMachine front panel</text:p>
      <text:p text:style-name="P11">portnumber is the TCP/IP port to use for communication</text:p>
      <text:p text:style-name="P1">The host command opens the communication channel between RFShell and an existing instance of RFcontrol running on the machine named hostname (or at the ip_address of hostname). <text:s text:c="2"/></text:p>
      <text:p text:style-name="P3"><text:span text:style-name="T1">host hostname/ip</text:span><text:span text:style-name="T2">_</text:span><text:span text:style-name="T1">address portnumber</text:span></text:p>
      <text:p text:style-name="P1">where:</text:p>
      <text:p text:style-name="P11">hostname/ipaddress is either the name of, or the ip address of, a machine on the network where RFControl is running</text:p>
      <text:p text:style-name="P11">portnumber is the port to use with RFControl</text:p>
      <text:p text:style-name="P1">RFShell programming commands:</text:p>
      <text:p text:style-name="P1"><text:s text:c="4"/>variables:</text:p>
      <text:p text:style-name="P1"><text:s text:c="4"/>setvar varname number <text:s/>- set varname to number</text:p>
      <text:p text:style-name="P1"><text:s text:c="4"/>incvar varname number <text:s/>- increment varname by number</text:p>
      <text:p text:style-name="P1"><text:s text:c="4"/>loops:</text:p>
      <text:p text:style-name="P1"><text:s text:c="4"/>loop start name count <text:s/>- mark beginng of a loop labeled "name" that will loop "count" times</text:p>
      <text:p text:style-name="P1"><text:s text:c="4"/>loop end name <text:s text:c="9"/>- mark end of the loop labeled "name"</text:p>
      <text:p text:style-name="P1"><text:s text:c="4"/>delay and wait:</text:p>
      <text:p text:style-name="P1"><text:s text:c="4"/>delay timeval <text:s text:c="3"/>- delay "timeval" ms</text:p>
      <text:p text:style-name="P3"><text:span text:style-name="T1"><text:s text:c="4"/>wait <text:s text:c="19"/>- wait for the user to hit the RETURN key when executing commands from </text:span><text:span text:style-name="T2">a </text:span><text:span text:style-name="T1">file</text:span></text:p>
      <text:p text:style-name="P1">Issuing RFControl Command</text:p>
      <text:p text:style-name="P1"><text:s text:c="8"/>command* number <text:s text:c="2"/>- send an RF command with number as the "value" parameter</text:p>
      <text:p text:style-name="P1"><text:s text:c="8"/>command* $varname - send an RF command with varname substitued for the "value" parameter</text:p>
      <text:p text:style-name="P1"><text:s text:c="8"/>*command: Available commands are listed in the RFControl Section above</text:p>
      <text:p text:style-name="P1"><text:s text:c="5"/>exit:</text:p>
      <text:p text:style-name="P1"><text:soft-page-break/><text:s text:c="8"/>exit <text:s text:c="18"/>- exit the RFShell</text:p>
      <text:p text:style-name="P2">Demonstration Mode</text:p>
      <text:p text:style-name="P1">RFControl demonstration mode can be initiated by launching RFControl with Hexkey d04017edd70894f7. <text:s/>In this mode, all USB I/O is disabled so it is not necessary to attach a board or load the FTDI drivers. <text:s/></text:p>
      <text:p text:style-name="P1">Use the -show option after the Hexkey to display the front panel to display the commands issued to RFControl.</text:p>
      <text:p text:style-name="P1">It is still necessary to load a calibration file. <text:s/>For demonstration mode, the default caltable.csv file can be used. <text:s/>It should be placed into /Program Files (x86)/Synth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ce style:name="Calibri" svg:font-family="Calibri" style:font-family-generic="swiss"/>
    <style:font-face style:name="Courier New" svg:font-family="'Courier New'" style:font-family-generic="modern" style:font-pitch="fixed"/>
    <style:font-face style:name="Lucida Console" svg:font-family="'Lucida Console'" style:font-family-generic="modern" style:font-pitch="fixed"/>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10T15:53:42.17</dc:date>
    <dc:creator>Terry </dc:creator>
    <meta:generator>OpenOffice/4.1.1$Win32 OpenOffice.org_project/411m6$Build-9775</meta:generator>
    <meta:editing-duration>PT1H27M35S</meta:editing-duration>
    <meta:editing-cycles>4</meta:editing-cycles>
    <meta:document-statistic meta:table-count="0" meta:image-count="0" meta:object-count="0" meta:page-count="14" meta:paragraph-count="371" meta:word-count="2855" meta:character-count="20115"/>
  </office:meta>
</office:document-meta>
</file>